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4" style:family="table-cell" style:parent-style-name="Default" style:data-style-name="N121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in"/>
      <style:map style:condition="cell-content()=MIN([.$E11:.$I11])" style:apply-style-name="Good" style:base-cell-address="Sheet1.E11"/>
    </style:style>
    <style:style style:name="ce27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in"/>
      <style:map style:condition="cell-content()=MIN([.$E11:.$I11])" style:apply-style-name="Good" style:base-cell-address="Sheet1.E11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 style:data-style-name="N121">
      <style:table-cell-properties fo:background-color="#468a1a"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&lt;[.$I11]" style:apply-style-name="Good" style:base-cell-address="Sheet1.H11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&lt;[.$I11]" style:apply-style-name="Good" style:base-cell-address="Sheet1.H11"/>
    </style:style>
    <style:style style:name="ce38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in"/>
      <style:map style:condition="cell-content()=MIN([.$E11:.$I11])" style:apply-style-name="Good" style:base-cell-address="Sheet1.E11"/>
    </style:style>
    <style:style style:name="ce3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in"/>
      <style:map style:condition="cell-content()&lt;[.$K11]" style:apply-style-name="Good" style:base-cell-address="Sheet1.L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ce36"/>
        <table:table-column table:style-name="co1" table:default-cell-style-name="ce37"/>
        <table:table-column table:style-name="co1" table:default-cell-style-name="Default"/>
        <table:table-column table:style-name="co1" table:default-cell-style-name="ce38"/>
        <table:table-column table:style-name="co1" table:default-cell-style-name="ce39"/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<text:s text:c="10"/>Esperimenti ottimizazione con GPU in “Frame::ComputeStereoMatches()” function</text:p>
          </table:table-cell>
          <table:table-cell table:style-name="ce3" table:number-columns-repeated="5"/>
          <table:table-cell table:style-name="ce5"/>
          <table:table-cell table:style-name="Default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>
            <text:p><text:s text:c="14"/>KITTI 07</text:p>
          </table:table-cell>
          <table:table-cell table:style-name="ce5"/>
          <table:table-cell/>
          <table:table-cell table:style-name="ce15" office:value-type="string" calcext:value-type="string">
            <text:p><text:s text:c="14"/>KITTI 06</text:p>
          </table:table-cell>
          <table:table-cell table:style-name="ce5"/>
          <table:table-cell/>
          <table:table-cell table:style-name="ce15" office:value-type="string" calcext:value-type="string">
            <text:p><text:s text:c="14"/>KITTI 04</text:p>
          </table:table-cell>
          <table:table-cell table:style-name="ce5"/>
        </table:table-row>
        <table:table-row table:style-name="ro1">
          <table:table-cell table:number-columns-repeated="3"/>
          <table:table-cell table:style-name="ce7"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  <table:table-cell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  <table:table-cell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-----------------------</text:p>
          </table:table-cell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Translation error</text:p>
          </table:table-cell>
          <table:table-cell office:value-type="float" office:value="0.41" calcext:value-type="float">
            <text:p>0.410</text:p>
          </table:table-cell>
          <table:table-cell table:style-name="ce35" office:value-type="float" office:value="0.45" calcext:value-type="float">
            <text:p>0.450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54" calcext:value-type="float">
            <text:p>0.540</text:p>
          </table:table-cell>
          <table:table-cell office:value-type="float" office:value="0.48" calcext:value-type="float">
            <text:p>0.480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otational error</text:p>
          </table:table-cell>
          <table:table-cell office:value-type="float" office:value="0.22" calcext:value-type="float">
            <text:p>0.220</text:p>
          </table:table-cell>
          <table:table-cell table:style-name="ce35" office:value-type="float" office:value="0.22" calcext:value-type="float">
            <text:p>0.22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11" calcext:value-type="float">
            <text:p>0.110</text:p>
          </table:table-cell>
          <table:table-cell office:value-type="float" office:value="0.13" calcext:value-type="float">
            <text:p>0.130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ATE(m)</text:p>
          </table:table-cell>
          <table:table-cell office:value-type="float" office:value="0.61" calcext:value-type="float">
            <text:p>0.610</text:p>
          </table:table-cell>
          <table:table-cell table:style-name="ce22" office:value-type="float" office:value="0.48" calcext:value-type="float">
            <text:p>0.480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float" office:value="0.7" calcext:value-type="float">
            <text:p>0.700</text:p>
          </table:table-cell>
          <table:table-cell office:value-type="float" office:value="0.63" calcext:value-type="float">
            <text:p>0.630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PE(m)</text:p>
          </table:table-cell>
          <table:table-cell office:value-type="float" office:value="0.014" calcext:value-type="float">
            <text:p>0.014</text:p>
          </table:table-cell>
          <table:table-cell table:style-name="ce35" office:value-type="float" office:value="0.015" calcext:value-type="float">
            <text:p>0.015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/>
          <table:table-cell table:number-columns-repeated="2" office:value-type="float" office:value="0.017" calcext:value-type="float">
            <text:p>0.017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PE(deg)</text:p>
          </table:table-cell>
          <table:table-cell office:value-type="float" office:value="0.041" calcext:value-type="float">
            <text:p>0.041</text:p>
          </table:table-cell>
          <table:table-cell table:style-name="ce22" office:value-type="float" office:value="0.042" calcext:value-type="float">
            <text:p>0.042</text:p>
          </table:table-cell>
          <table:table-cell/>
          <table:table-cell office:value-type="float" office:value="0.033" calcext:value-type="float">
            <text:p>0.033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ORB Extraction(ms)</text:p>
          </table:table-cell>
          <table:table-cell office:value-type="float" office:value="5.1084" calcext:value-type="float">
            <text:p>5.108</text:p>
          </table:table-cell>
          <table:table-cell table:style-name="ce22" office:value-type="float" office:value="5.1231" calcext:value-type="float">
            <text:p>5.123</text:p>
          </table:table-cell>
          <table:table-cell/>
          <table:table-cell office:value-type="float" office:value="4.7287" calcext:value-type="float">
            <text:p>4.7287</text:p>
          </table:table-cell>
          <table:table-cell office:value-type="float" office:value="4.7678" calcext:value-type="float">
            <text:p>4.7678</text:p>
          </table:table-cell>
          <table:table-cell/>
          <table:table-cell office:value-type="float" office:value="5.5204" calcext:value-type="float">
            <text:p>5.520</text:p>
          </table:table-cell>
          <table:table-cell office:value-type="float" office:value="5.5243" calcext:value-type="float">
            <text:p>5.524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Stereo Matching(ms)</text:p>
          </table:table-cell>
          <table:table-cell office:value-type="float" office:value="3.3015" calcext:value-type="float">
            <text:p>3.302</text:p>
          </table:table-cell>
          <table:table-cell table:style-name="ce22" office:value-type="float" office:value="0.93926" calcext:value-type="float">
            <text:p>0.939</text:p>
          </table:table-cell>
          <table:table-cell/>
          <table:table-cell office:value-type="float" office:value="3.0886" calcext:value-type="float">
            <text:p>3.0886</text:p>
          </table:table-cell>
          <table:table-cell office:value-type="float" office:value="0.94731" calcext:value-type="float">
            <text:p>0.94731</text:p>
          </table:table-cell>
          <table:table-cell/>
          <table:table-cell office:value-type="float" office:value="3.2841" calcext:value-type="float">
            <text:p>3.284</text:p>
          </table:table-cell>
          <table:table-cell office:value-type="float" office:value="0.96862" calcext:value-type="float">
            <text:p>0.969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ORB Extraction(σ)</text:p>
          </table:table-cell>
          <table:table-cell table:style-name="ce27" office:value-type="float" office:value="3.4246" calcext:value-type="float">
            <text:p>3.425</text:p>
          </table:table-cell>
          <table:table-cell table:style-name="ce27" office:value-type="float" office:value="3.388" calcext:value-type="float">
            <text:p>3.388</text:p>
          </table:table-cell>
          <table:table-cell/>
          <table:table-cell office:value-type="float" office:value="3.5801" calcext:value-type="float">
            <text:p>3.5801</text:p>
          </table:table-cell>
          <table:table-cell office:value-type="float" office:value="3.3994" calcext:value-type="float">
            <text:p>3.3994</text:p>
          </table:table-cell>
          <table:table-cell/>
          <table:table-cell office:value-type="float" office:value="6.9106" calcext:value-type="float">
            <text:p>6.911</text:p>
          </table:table-cell>
          <table:table-cell office:value-type="float" office:value="6.8412" calcext:value-type="float">
            <text:p>6.841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Stereo Matching(σ)</text:p>
          </table:table-cell>
          <table:table-cell office:value-type="float" office:value="0.59514" calcext:value-type="float">
            <text:p>0.595</text:p>
          </table:table-cell>
          <table:table-cell table:style-name="ce22" office:value-type="float" office:value="0.11707" calcext:value-type="float">
            <text:p>0.117</text:p>
          </table:table-cell>
          <table:table-cell/>
          <table:table-cell office:value-type="float" office:value="0.55286" calcext:value-type="float">
            <text:p>0.55286</text:p>
          </table:table-cell>
          <table:table-cell office:value-type="float" office:value="0.12432" calcext:value-type="float">
            <text:p>0.12432</text:p>
          </table:table-cell>
          <table:table-cell/>
          <table:table-cell office:value-type="float" office:value="0.54451" calcext:value-type="float">
            <text:p>0.545</text:p>
          </table:table-cell>
          <table:table-cell office:value-type="float" office:value="0.12993" calcext:value-type="float">
            <text:p>0.130</text:p>
          </table:table-cell>
        </table:table-row>
        <calcext:conditional-formats>
          <calcext:conditional-format calcext:target-range-address="Sheet1.E16:Sheet1.F19 Sheet1.F15:Sheet1.F15 Sheet1.E11:Sheet1.E19 Sheet1.F13:Sheet1.F13 Sheet1.K13:Sheet1.K13 Sheet1.K11:Sheet1.K12 Sheet1.K14:Sheet1.K19">
            <calcext:condition calcext:apply-style-name="Good" calcext:value="=MIN([.$E11:.$I11])" calcext:base-cell-address="Sheet1.E11"/>
          </calcext:conditional-format>
          <calcext:conditional-format calcext:target-range-address="Sheet1.E18:Sheet1.F18">
            <calcext:condition calcext:apply-style-name="Good" calcext:value="=MIN([.$E18:.$I18])" calcext:base-cell-address="Sheet1.E18"/>
          </calcext:conditional-format>
          <calcext:conditional-format calcext:target-range-address="Sheet1.H11:Sheet1.I19">
            <calcext:condition calcext:apply-style-name="Good" calcext:value="&lt;[.$I11]" calcext:base-cell-address="Sheet1.H11"/>
          </calcext:conditional-format>
          <calcext:conditional-format calcext:target-range-address="Sheet1.I11:Sheet1.I19">
            <calcext:condition calcext:apply-style-name="Good" calcext:value="&lt;[.$H11]" calcext:base-cell-address="Sheet1.I11"/>
          </calcext:conditional-format>
          <calcext:conditional-format calcext:target-range-address="Sheet1.K11:Sheet1.K19">
            <calcext:condition calcext:apply-style-name="Good" calcext:value="&lt;[.$L11]" calcext:base-cell-address="Sheet1.K11"/>
          </calcext:conditional-format>
          <calcext:conditional-format calcext:target-range-address="Sheet1.L11:Sheet1.L19">
            <calcext:condition calcext:apply-style-name="Good" calcext:value="&lt;[.$K11]" calcext:base-cell-address="Sheet1.L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5" number:min-decimal-places="5" number:min-integer-digits="2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09-27T09:40:48.508011517</dc:date>
    <meta:editing-duration>PT2H30M29S</meta:editing-duration>
    <meta:editing-cycles>55</meta:editing-cycles>
    <meta:generator>LibreOffice/7.3.7.2$Linux_X86_64 LibreOffice_project/30$Build-2</meta:generator>
    <meta:document-statistic meta:table-count="1" meta:cell-count="74" meta:object-count="0"/>
  </office:meta>
</office:document-meta>
</file>